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85cm" fo:min-width="2.29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66cc" draw:marker-start-width="0.32cm" draw:marker-end-width="0.32cm" draw:fill-color="#ffffff" draw:textarea-horizontal-align="justify" draw:textarea-vertical-align="middle" draw:auto-grow-height="false" fo:min-height="0.794cm" fo:min-width="2.844cm" fo:padding-top="0.145cm" fo:padding-bottom="0.145cm" fo:padding-left="0.27cm" fo:padding-right="0.27cm" draw:shadow="hidden" draw:shadow-offset-x="0.15cm" draw:shadow-offset-y="0.15cm" draw:shadow-opacity="50%"/>
    </style:style>
    <style:style style:name="gr3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842cm" fo:min-width="2.29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32cm" draw:marker-end="Arrow_20_concave" draw:marker-end-width="0.0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7cm" fo:min-width="1.582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898cm" fo:min-width="2.43cm" fo:padding-top="0.145cm" fo:padding-bottom="0.145cm" fo:padding-left="0.27cm" fo:padding-right="0.27cm"/>
    </style:style>
    <style:style style:name="gr7" style:family="graphic" style:parent-style-name="standard">
      <style:graphic-properties svg:stroke-color="#00ccff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svg:stroke-width="0.05cm" svg:stroke-color="#00ccff" draw:marker-start-width="0.47cm" draw:marker-end-width="0.47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9" style:family="graphic" style:parent-style-name="standard">
      <style:graphic-properties svg:stroke-width="0.04cm" svg:stroke-color="#000000" draw:marker-start="" draw:marker-start-width="0.36cm" draw:marker-end="Arrow_20_concave" draw:marker-end-width="0.25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color="#00ccff" draw:textarea-horizontal-align="justify" draw:textarea-vertical-align="middle" draw:auto-grow-height="false" fo:min-height="0.319cm" fo:min-width="0.066cm"/>
    </style:style>
    <style:style style:name="gr11" style:family="graphic" style:parent-style-name="objectwithoutfill">
      <style:graphic-properties svg:stroke-width="0.04cm" draw:marker-start-width="0.32cm" draw:marker-end-width="0.0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786cm" fo:min-width="2.783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0066cc" draw:marker-start-width="0.32cm" draw:marker-end-width="0.32cm" draw:fill-color="#ffffff" draw:textarea-horizontal-align="justify" draw:textarea-vertical-align="middle" draw:auto-grow-height="false" fo:min-height="0.948cm" fo:min-width="3.959cm" fo:padding-top="0.145cm" fo:padding-bottom="0.145cm" fo:padding-left="0.27cm" fo:padding-right="0.27cm" draw:shadow="hidden" draw:shadow-offset-x="0.15cm" draw:shadow-offset-y="0.15cm" draw:shadow-opacity="50%"/>
    </style:style>
    <style:style style:name="gr14" style:family="graphic" style:parent-style-name="standard">
      <style:graphic-properties svg:stroke-width="0.04cm" svg:stroke-color="#0066cc" draw:marker-start-width="0.32cm" draw:marker-end-width="0.32cm" draw:fill-color="#ffffff" draw:textarea-horizontal-align="justify" draw:textarea-vertical-align="middle" draw:auto-grow-height="false" fo:min-height="0.948cm" fo:min-width="3.963cm" fo:padding-top="0.145cm" fo:padding-bottom="0.145cm" fo:padding-left="0.27cm" fo:padding-right="0.27cm" draw:shadow="hidden" draw:shadow-offset-x="0.15cm" draw:shadow-offset-y="0.15cm" draw:shadow-opacity="50%"/>
    </style:style>
    <style:style style:name="gr15" style:family="graphic" style:parent-style-name="objectwithoutfill">
      <style:graphic-properties svg:stroke-width="0.04cm" draw:marker-start-width="0.32cm" draw:marker-end="" draw:marker-end-width="0.42cm" draw:fill="none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0066cc" draw:marker-start-width="0.32cm" draw:marker-end-width="0.32cm" draw:fill="none" draw:textarea-horizontal-align="justify" draw:textarea-vertical-align="middle" draw:auto-grow-height="false" fo:min-height="0.786cm" fo:min-width="2.148cm" fo:padding-top="0.145cm" fo:padding-bottom="0.145cm" fo:padding-left="0.27cm" fo:padding-right="0.27cm"/>
    </style:style>
    <style:style style:name="gr17" style:family="graphic" style:parent-style-name="objectwithoutfill">
      <style:graphic-properties svg:stroke-width="0.04cm" draw:marker-start="Arrow_20_concave" draw:marker-start-width="0.32cm" draw:marker-end="" draw:marker-end-width="0.06cm" draw:fill="none" draw:textarea-vertical-align="middle" fo:padding-top="0.145cm" fo:padding-bottom="0.145cm" fo:padding-left="0.27cm" fo:padding-right="0.27cm"/>
    </style:style>
    <style:style style:name="gr18" style:family="graphic" style:parent-style-name="objectwithoutfill">
      <style:graphic-properties svg:stroke-width="0.04cm" draw:marker-start-width="0.32cm" draw:marker-end="Arrow_20_concave" draw:marker-end-width="0.31cm" draw:fill="none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4cm" draw:marker-start-width="0.32cm" draw:marker-end="Arrow_20_concave" draw:marker-end-width="0.42cm" draw:fill="none" draw:textarea-vertical-align="middle" fo:padding-top="0.145cm" fo:padding-bottom="0.145cm" fo:padding-left="0.27cm" fo:padding-right="0.27cm"/>
    </style:style>
    <style:style style:name="gr20" style:family="graphic" style:parent-style-name="objectwithoutfill">
      <style:graphic-properties svg:stroke-width="0.04cm" draw:marker-start-width="0.32cm" draw:marker-end="" draw:marker-end-width="0.06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4cm" draw:marker-start="Arrow_20_concave" draw:marker-start-width="0.32cm" draw:marker-end-width="0.06cm" draw:fill="none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4cm" draw:marker-start="" draw:marker-start-width="0.32cm" draw:marker-end="" draw:marker-end-width="0.06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fill-color="#0066cc" draw:opacity="20%" draw:textarea-horizontal-align="justify" draw:textarea-vertical-align="middle" draw:auto-grow-height="false" fo:min-height="0.85cm" fo:min-width="6.46cm" draw:shadow-opacity="20%"/>
    </style:style>
    <style:style style:name="gr25" style:family="graphic" style:parent-style-name="standard">
      <style:graphic-properties draw:fill-color="#0066cc" draw:opacity="20%" draw:textarea-horizontal-align="justify" draw:textarea-vertical-align="middle" draw:auto-grow-height="false" fo:min-height="0.85cm" fo:min-width="7.189cm" draw:shadow-opacity="20%"/>
    </style:style>
    <style:style style:name="gr26" style:family="graphic" style:parent-style-name="standard">
      <style:graphic-properties draw:fill-color="#0066cc" draw:opacity="20%" draw:textarea-horizontal-align="justify" draw:textarea-vertical-align="middle" draw:auto-grow-height="false" fo:min-height="0.85cm" fo:min-width="9.387cm" draw:shadow-opacity="20%"/>
    </style:style>
    <style:style style:name="gr27" style:family="graphic" style:parent-style-name="objectwithoutfill">
      <style:graphic-properties svg:stroke-width="0.04cm" draw:marker-start="" draw:marker-start-width="0.32cm" draw:marker-end="Arrow_20_concave" draw:marker-end-width="0.2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-color="#0066cc" draw:opacity="20%"/>
      <style:paragraph-properties fo:text-align="center"/>
      <style:text-properties fo:font-size="16pt" fo:font-weight="bold" style:font-size-asian="18pt" style:font-weight-asian="normal" style:font-size-complex="18pt" style:font-weight-complex="normal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61cm" svg:x="2.175cm" svg:y="1.548cm">
          <text:p text:style-name="P1"><text:span text:style-name="T1">Data 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2cm" svg:x="2.416cm" svg:y="3.774cm">
          <text:p text:style-name="P1"><text:span text:style-name="T1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1.6cm" svg:x="2.174cm" svg:y="5.824cm">
          <text:p text:style-name="P1"><text:span text:style-name="T1">Split ten-f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52cm" svg:y1="4.976cm" svg:x2="4.152cm" svg:y2="5.865cm">
          <text:p/>
        </draw:line>
        <draw:line draw:style-name="gr4" draw:text-style-name="P4" draw:layer="layout" svg:x1="4.145cm" svg:y1="3.142cm" svg:x2="4.145cm" svg:y2="3.785cm">
          <text:p/>
        </draw:line>
        <draw:custom-shape draw:style-name="gr2" draw:text-style-name="P3" draw:layer="layout" svg:width="3.5cm" svg:height="1.2cm" svg:x="2.394cm" svg:y="10.003cm">
          <text:p text:style-name="P1"><text:span text:style-name="T1">Train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4cm" svg:x="6.018cm" svg:y="4.762cm">
          <text:p text:style-name="P1"><text:span text:style-name="T1">Split li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2cm" svg:height="1.68cm" svg:x="20.575cm" svg:y="1.525cm">
          <text:p text:style-name="P1"><text:span text:style-name="T1">Success rate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2cm" svg:x="2.412cm" svg:y="8.418cm">
          <text:p text:style-name="P1"><text:span text:style-name="T1">Test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0.8cm" svg:height="0.8cm" svg:x="26.445cm" svg:y="6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cm" svg:height="1cm" svg:x="26.346cm" svg:y="6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109cm" svg:y1="2.362cm" svg:x2="2.175cm" svg:y2="2.362cm">
          <text:p/>
        </draw:line>
        <draw:custom-shape draw:style-name="gr10" draw:text-style-name="P1" draw:layer="layout" svg:width="0.8cm" svg:height="0.805cm" svg:x="0.309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2cm" svg:height="1.68cm" svg:x="20.58cm" svg:y="4.25cm">
          <text:p text:style-name="P1"><text:span text:style-name="T1">Accuracy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2cm" svg:height="1.68cm" svg:x="20.58cm" svg:y="7.22cm">
          <text:p text:style-name="P5"><text:span text:style-name="T2">Sales Diversity</text:span></text:p>
          <text:p text:style-name="P5"><text:span text:style-name="T2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2cm" svg:height="1.68cm" svg:x="20.58cm" svg:y="9.85cm">
          <text:p text:style-name="P1"><text:span text:style-name="T1">Novelty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25.522cm" svg:y1="2.382cm" svg:x2="25.522cm" svg:y2="10.669cm">
          <text:p/>
        </draw:line>
        <draw:custom-shape draw:style-name="gr3" draw:text-style-name="P2" draw:layer="layout" svg:width="4cm" svg:height="1.6cm" svg:x="10.101cm" svg:y="5.805cm">
          <text:p text:style-name="P1"><text:span text:style-name="T1">Similarity</text:span></text:p>
          <text:p text:style-name="P1"><text:span text:style-name="T1">Com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699cm" svg:height="1.52cm" svg:x="9.509cm" svg:y="10.064cm">
          <text:p text:style-name="P1"><text:span text:style-name="T1">Recommen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2cm" svg:x="15.465cm" svg:y="10.186cm">
          <text:p text:style-name="P1"><text:span text:style-name="T1">Ranked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631cm" svg:height="1.37cm" svg:x="9.704cm" svg:y="1.549cm">
          <text:p text:style-name="P1"><text:span text:style-name="T1">Ground-truth 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4.635cm" svg:height="1.37cm" svg:x="9.7cm" svg:y="3.1cm">
          <text:p text:style-name="P1"><text:span text:style-name="T1">Query 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7.477cm" svg:y1="2.958cm" svg:x2="8.828cm" svg:y2="2.958cm">
          <text:p/>
        </draw:line>
        <draw:line draw:style-name="gr11" draw:text-style-name="P4" draw:layer="layout" svg:x1="8.828cm" svg:y1="2.244cm" svg:x2="8.828cm" svg:y2="3.777cm">
          <text:p/>
        </draw:line>
        <draw:line draw:style-name="gr11" draw:text-style-name="P4" draw:layer="layout" svg:x1="14.335cm" svg:y1="2.22cm" svg:x2="17.117cm" svg:y2="2.22cm">
          <text:p/>
        </draw:line>
        <draw:custom-shape draw:style-name="gr16" draw:text-style-name="P2" draw:layer="layout" svg:width="3.8cm" svg:height="1.52cm" svg:x="15.24cm" svg:y="5.864cm">
          <text:p text:style-name="P1"><text:span text:style-name="T1">Compari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7.091cm" svg:y1="7.364cm" svg:x2="17.091cm" svg:y2="10.186cm">
          <text:p/>
        </draw:line>
        <draw:line draw:style-name="gr11" draw:text-style-name="P4" draw:layer="layout" svg:x1="19.842cm" svg:y1="2.425cm" svg:x2="19.864cm" svg:y2="10.725cm">
          <text:p/>
        </draw:line>
        <draw:line draw:style-name="gr18" draw:text-style-name="P4" draw:layer="layout" svg:x1="19.034cm" svg:y1="6.588cm" svg:x2="19.927cm" svg:y2="6.588cm">
          <text:p/>
        </draw:line>
        <draw:line draw:style-name="gr19" draw:text-style-name="P4" draw:layer="layout" svg:x1="25.511cm" svg:y1="6.588cm" svg:x2="26.357cm" svg:y2="6.596cm">
          <text:p/>
        </draw:line>
        <draw:line draw:style-name="gr20" draw:text-style-name="P4" draw:layer="layout" svg:x1="4.18cm" svg:y1="7.343cm" svg:x2="4.18cm" svg:y2="8.092cm">
          <text:p/>
        </draw:line>
        <draw:line draw:style-name="gr11" draw:text-style-name="P4" draw:layer="layout" svg:x1="1.562cm" svg:y1="8.083cm" svg:x2="1.561cm" svg:y2="10.599cm">
          <text:p/>
        </draw:line>
        <draw:line draw:style-name="gr11" draw:text-style-name="P4" draw:layer="layout" svg:x1="1.561cm" svg:y1="8.07cm" svg:x2="4.187cm" svg:y2="8.07cm">
          <text:p/>
        </draw:line>
        <draw:line draw:style-name="gr20" draw:text-style-name="P4" draw:layer="layout" svg:x1="5.912cm" svg:y1="9.028cm" svg:x2="7.476cm" svg:y2="9.03cm">
          <text:p/>
        </draw:line>
        <draw:line draw:style-name="gr21" draw:text-style-name="P4" draw:layer="layout" svg:x1="7.469cm" svg:y1="6.162cm" svg:x2="7.476cm" svg:y2="9.03cm">
          <text:p/>
        </draw:line>
        <draw:line draw:style-name="gr22" draw:text-style-name="P4" draw:layer="layout" svg:x1="7.48cm" svg:y1="2.952cm" svg:x2="7.48cm" svg:y2="4.73cm">
          <text:p/>
        </draw:line>
        <draw:line draw:style-name="gr4" draw:text-style-name="P4" draw:layer="layout" svg:x1="12.072cm" svg:y1="4.482cm" svg:x2="12.072cm" svg:y2="5.862cm">
          <text:p/>
        </draw:line>
        <draw:line draw:style-name="gr20" draw:text-style-name="P4" draw:layer="layout" svg:x1="5.895cm" svg:y1="10.312cm" svg:x2="9.307cm" svg:y2="10.32cm">
          <text:p/>
        </draw:line>
        <draw:line draw:style-name="gr23" draw:text-style-name="P4" draw:layer="layout" svg:x1="9.307cm" svg:y1="6.651cm" svg:x2="9.307cm" svg:y2="10.32cm">
          <text:p/>
        </draw:line>
        <draw:custom-shape draw:style-name="gr24" draw:text-style-name="P7" draw:layer="layout" svg:width="6.96cm" svg:height="1.1cm" svg:x="1.373cm" svg:y="0.148cm">
          <text:p text:style-name="P1"><text:span text:style-name="T3">Data Prepar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7.689cm" svg:height="1.1cm" svg:x="8.573cm" svg:y="0.152cm">
          <text:p text:style-name="P1"><text:span text:style-name="T3">Recommend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9.887cm" svg:height="1.1cm" svg:x="16.513cm" svg:y="0.152cm">
          <text:p text:style-name="P1"><text:span text:style-name="T3">Outcome E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9.864cm" svg:y1="10.701cm" svg:x2="20.623cm" svg:y2="10.701cm">
          <text:p/>
        </draw:line>
        <draw:line draw:style-name="gr20" draw:text-style-name="P4" draw:layer="layout" svg:x1="14.323cm" svg:y1="3.768cm" svg:x2="14.843cm" svg:y2="3.768cm">
          <text:p/>
        </draw:line>
        <draw:line draw:style-name="gr20" draw:text-style-name="P4" draw:layer="layout" svg:x1="14.852cm" svg:y1="3.756cm" svg:x2="14.852cm" svg:y2="8.676cm">
          <text:p/>
        </draw:line>
        <draw:line draw:style-name="gr20" draw:text-style-name="P4" draw:layer="layout" svg:x1="12.372cm" svg:y1="8.676cm" svg:x2="14.852cm" svg:y2="8.676cm">
          <text:p/>
        </draw:line>
        <draw:line draw:style-name="gr18" draw:text-style-name="P4" draw:layer="layout" svg:x1="8.828cm" svg:y1="2.249cm" svg:x2="9.724cm" svg:y2="2.249cm">
          <text:p/>
        </draw:line>
        <draw:line draw:style-name="gr18" draw:text-style-name="P4" draw:layer="layout" svg:x1="8.818cm" svg:y1="3.749cm" svg:x2="9.714cm" svg:y2="3.749cm">
          <text:p/>
        </draw:line>
        <draw:line draw:style-name="gr27" draw:text-style-name="P4" draw:layer="layout" svg:x1="12.361cm" svg:y1="8.676cm" svg:x2="12.361cm" svg:y2="10.096cm">
          <text:p/>
        </draw:line>
        <draw:line draw:style-name="gr27" draw:text-style-name="P4" draw:layer="layout" svg:x1="11.582cm" svg:y1="7.405cm" svg:x2="11.561cm" svg:y2="10.086cm">
          <text:p/>
        </draw:line>
        <draw:line draw:style-name="gr18" draw:text-style-name="P4" draw:layer="layout" svg:x1="9.263cm" svg:y1="6.634cm" svg:x2="10.159cm" svg:y2="6.634cm">
          <text:p/>
        </draw:line>
        <draw:line draw:style-name="gr27" draw:text-style-name="P4" draw:layer="layout" svg:x1="17.102cm" svg:y1="2.243cm" svg:x2="17.095cm" svg:y2="5.864cm">
          <text:p/>
        </draw:line>
        <draw:line draw:style-name="gr18" draw:text-style-name="P4" draw:layer="layout" svg:x1="19.86cm" svg:y1="8.125cm" svg:x2="20.619cm" svg:y2="8.125cm">
          <text:p/>
        </draw:line>
        <draw:line draw:style-name="gr18" draw:text-style-name="P4" draw:layer="layout" svg:x1="19.851cm" svg:y1="5.125cm" svg:x2="20.61cm" svg:y2="5.125cm">
          <text:p/>
        </draw:line>
        <draw:line draw:style-name="gr18" draw:text-style-name="P4" draw:layer="layout" svg:x1="19.842cm" svg:y1="2.425cm" svg:x2="20.601cm" svg:y2="2.425cm">
          <text:p/>
        </draw:line>
        <draw:line draw:style-name="gr18" draw:text-style-name="P4" draw:layer="layout" svg:x1="24.78cm" svg:y1="8.099cm" svg:x2="25.511cm" svg:y2="8.112cm">
          <text:p/>
        </draw:line>
        <draw:line draw:style-name="gr18" draw:text-style-name="P4" draw:layer="layout" svg:x1="24.803cm" svg:y1="5.092cm" svg:x2="25.522cm" svg:y2="5.099cm">
          <text:p/>
        </draw:line>
        <draw:line draw:style-name="gr18" draw:text-style-name="P4" draw:layer="layout" svg:x1="24.814cm" svg:y1="2.382cm" svg:x2="25.522cm" svg:y2="2.382cm">
          <text:p/>
        </draw:line>
        <draw:line draw:style-name="gr18" draw:text-style-name="P4" draw:layer="layout" svg:x1="24.792cm" svg:y1="10.681cm" svg:x2="25.534cm" svg:y2="10.681cm">
          <text:p/>
        </draw:line>
        <draw:line draw:style-name="gr9" draw:text-style-name="P1" draw:layer="layout" svg:x1="1.561cm" svg:y1="9.062cm" svg:x2="2.465cm" svg:y2="9.062cm">
          <text:p/>
        </draw:line>
        <draw:line draw:style-name="gr9" draw:text-style-name="P1" draw:layer="layout" svg:x1="1.561cm" svg:y1="10.562cm" svg:x2="2.455cm" svg:y2="10.562cm">
          <text:p/>
        </draw:line>
        <draw:line draw:style-name="gr18" draw:text-style-name="P4" draw:layer="layout" svg:x1="14.225cm" svg:y1="10.837cm" svg:x2="15.465cm" svg:y2="10.815cm">
          <text:p/>
        </draw:line>
        <draw:line draw:style-name="gr9" draw:text-style-name="P1" draw:layer="layout" svg:x1="5.953cm" svg:y1="10.906cm" svg:x2="9.509cm" svg:y2="10.8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cm" fo:page-height="1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0:00:14.934006050</meta:creation-date>
    <dc:date>2018-10-19T08:29:57.431053979</dc:date>
    <meta:editing-duration>PT22H23M2S</meta:editing-duration>
    <meta:editing-cycles>141</meta:editing-cycles>
    <meta:generator>LibreOffice/5.1.6.2$Linux_X86_64 LibreOffice_project/10m0$Build-2</meta:generator>
    <meta:document-statistic meta:object-count="64"/>
  </office:meta>
</office:document-meta>
</file>